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4.937cm" style:rel-column-width="19022*"/>
    </style:style>
    <style:style style:name="Таблица1.B" style:family="table-column">
      <style:table-column-properties style:column-width="1.157cm" style:rel-column-width="4458*"/>
    </style:style>
    <style:style style:name="Таблица1.C" style:family="table-column">
      <style:table-column-properties style:column-width="2.789cm" style:rel-column-width="10744*"/>
    </style:style>
    <style:style style:name="Таблица1.D" style:family="table-column">
      <style:table-column-properties style:column-width="8.126cm" style:rel-column-width="31311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Heading">
      <style:text-properties fo:language="ru" fo:country="RU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text-properties fo:language="ru" fo:country="RU"/>
    </style:style>
    <style:style style:name="P10" style:family="paragraph" style:parent-style-name="Table_20_Contents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ни держат <text:span text:style-name="T1">H=31kHz / V=</text:span>48.8<text:span text:style-name="T1">Hz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7">Марка/модель</text:p>
            </table:table-cell>
            <table:table-cell table:style-name="Таблица1.A1" office:value-type="string">
              <text:p text:style-name="P8">Тип</text:p>
            </table:table-cell>
            <table:table-cell table:style-name="Таблица1.A1" office:value-type="string">
              <text:p text:style-name="P8">Заявлено в документации</text:p>
            </table:table-cell>
            <table:table-cell table:style-name="Таблица1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1">H: </text:span>30...81 <text:span text:style-name="T1">kHz</text:span></text:p>
            <text:p text:style-name="P4"><text:span text:style-name="T1">V: 56...60 Hz</text:span></text:p>
          </table:table-cell>
          <table:table-cell table:style-name="Таблица1.D2" office:value-type="string">
            <text:p text:style-name="P5">Отпишусь када еще раз проверю на прошивке по новее. Было с рябью на изображении, хотя изображение без претензий</text:p>
          </table:table-cell>
        </table:table-row>
        <table:table-row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.50 kHz</text:p>
            <text:p text:style-name="P3">V: 50...120 Hz</text:p>
          </table:table-cell>
          <table:table-cell table:style-name="Таблица1.D2" office:value-type="string">
            <text:p text:style-name="P5">Изображение - отличное</text:p>
          </table:table-cell>
        </table:table-row>
        <table:table-row>
          <table:table-cell table:style-name="Таблица1.A2" office:value-type="string">
            <text:p text:style-name="P2">Samsung SyncMaster <text:span text:style-name="T2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.96 kHz</text:p>
            <text:p text:style-name="P3">V: 50...160 Hz</text:p>
          </table:table-cell>
          <table:table-cell table:style-name="Таблица1.D2" office:value-type="string">
            <text:p text:style-name="P5">Изображение - отличное</text:p>
          </table:table-cell>
        </table:table-row>
        <table:table-row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>(не указано)</text:p>
          </table:table-cell>
          <table:table-cell table:style-name="Таблица1.D2" office:value-type="string">
            <text:p text:style-name="P5">Изображение — «4 с минусом». Нет ручной настройки фазы пикселей, автомат «промахивается» (при <text:span text:style-name="T1">pixelclock</text:span>=<text:span text:style-name="T1">14MHz).</text:span></text:p>
            <text:p text:style-name="P5">Это бюджетный монитор-телевизор, но имеются входы Композит/<text:span text:style-name="T1">S-Video/SCART-RBG.</text:span></text:p>
            <text:p text:style-name="P5">Все ТВ-сигналы обрабатываются — качество посредственное. Картинка через <text:span text:style-name="T1">SCART </text:span>не лучше, чем через <text:span text:style-name="T1">S-Video.</text:span></text:p>
          </table:table-cell>
        </table:table-row>
        <table:table-row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4">ЭЛТ</text:p>
          </table:table-cell>
          <table:table-cell table:style-name="Таблица1.A2" office:value-type="string">
            <text:p text:style-name="P4"/>
          </table:table-cell>
          <table:table-cell table:style-name="Таблица1.D2" office:value-type="string">
            <text:p text:style-name="Table_20_Contents">Показывает без проблем</text:p>
          </table:table-cell>
        </table:table-row>
        <table:table-row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4">ЭЛТ</text:p>
          </table:table-cell>
          <table:table-cell table:style-name="Таблица1.A2" office:value-type="string">
            <text:p text:style-name="P4"/>
          </table:table-cell>
          <table:table-cell table:style-name="Таблица1.D2" office:value-type="string">
            <text:p text:style-name="Table_20_Contents">Показывает без проблем</text:p>
          </table:table-cell>
        </table:table-row>
        <table:table-row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4">ЭЛТ</text:p>
          </table:table-cell>
          <table:table-cell table:style-name="Таблица1.A2" office:value-type="string">
            <text:p text:style-name="P4"/>
          </table:table-cell>
          <table:table-cell table:style-name="Таблица1.D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2">выключается</text:span> и не показывает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7T23:02:35.32</meta:creation-date>
    <meta:editing-duration>PT00H00M00S</meta:editing-duration>
    <meta:editing-cycles>1</meta:editing-cycles>
    <meta:generator>OpenOffice.org/3.1$Win32 OpenOffice.org_project/310m19$Build-9420</meta:generator>
    <meta:document-statistic meta:table-count="1" meta:image-count="0" meta:object-count="0" meta:page-count="1" meta:paragraph-count="35" meta:word-count="145" meta:character-count="969"/>
    <meta:user-defined meta:name="Поле 1"/>
    <meta:user-defined meta:name="Поле 2"/>
    <meta:user-defined meta:name="Поле 3"/>
    <meta:user-defined meta:name="Поле 4"/>
  </office:meta>
</office:document-meta>
</file>